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ansinterligne"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Policepardéfaut" style:family="text">
      <style:text-properties fo:language="en" fo:country="US"/>
    </style:style>
    <style:style style:name="T8" style:parent-style-name="Lienhypertexte" style:family="text">
      <style:text-properties fo:language="en" fo:country="US"/>
    </style:style>
    <style:style style:name="T9" style:parent-style-name="Policepardéfaut" style:family="text">
      <style:text-properties fo:language="en" fo:country="US"/>
    </style:style>
    <style:style style:name="T10" style:parent-style-name="Policepardéfaut" style:family="text">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P13" style:parent-style-name="Sansinterligne" style:family="paragraph">
      <style:text-properties fo:language="en" fo:country="US"/>
    </style:style>
    <style:style style:name="P14" style:parent-style-name="Sansinterligne" style:family="paragraph">
      <style:text-properties fo:language="en" fo:country="US"/>
    </style:style>
    <style:style style:name="P15" style:parent-style-name="Sansinterligne" style:family="paragraph">
      <style:text-properties fo:language="en" fo:country="US"/>
    </style:style>
    <style:style style:name="P16" style:parent-style-name="Sansinterligne" style:family="paragraph">
      <style:text-properties fo:language="en" fo:country="US"/>
    </style:style>
    <style:style style:name="P17" style:parent-style-name="Sansinterligne" style:family="paragraph">
      <style:text-properties fo:language="en" fo:country="US"/>
    </style:style>
    <style:style style:name="P18" style:parent-style-name="Sansinterligne" style:family="paragraph">
      <style:text-properties fo:language="en" fo:country="US"/>
    </style:style>
    <style:style style:name="P19" style:parent-style-name="Sansinterligne" style:family="paragraph">
      <style:text-properties fo:language="en" fo:country="US"/>
    </style:style>
    <style:style style:name="P20" style:parent-style-name="Paragraphedeliste" style:family="paragraph"/>
    <style:style style:name="P21" style:parent-style-name="Paragraphedeliste" style:family="paragraph"/>
    <style:style style:name="P22" style:parent-style-name="Sansinterligne" style:family="paragraph">
      <style:text-properties fo:language="en" fo:country="US"/>
    </style:style>
    <style:style style:name="P23" style:parent-style-name="Sansinterligne" style:family="paragraph">
      <style:text-properties fo:language="en" fo:country="US"/>
    </style:style>
    <style:style style:name="P24" style:parent-style-name="Sansinterligne" style:family="paragraph">
      <style:text-properties fo:language="en" fo:country="US"/>
    </style:style>
    <style:style style:name="P25" style:parent-style-name="Sansinterligne" style:family="paragraph">
      <style:text-properties fo:language="en" fo:country="US"/>
    </style:style>
    <style:style style:name="P26" style:parent-style-name="Sansinterligne" style:family="paragraph">
      <style:text-properties fo:language="en" fo:country="US"/>
    </style:style>
    <style:style style:name="P27" style:parent-style-name="Sansinterligne" style:family="paragraph">
      <style:text-properties fo:language="en" fo:country="US"/>
    </style:style>
    <style:style style:name="P28" style:parent-style-name="Sansinterligne" style:family="paragraph">
      <style:text-properties fo:language="en" fo:country="US"/>
    </style:style>
    <style:style style:name="P29" style:parent-style-name="Sansinterligne" style:family="paragraph">
      <style:text-properties fo:language="en" fo:country="US"/>
    </style:style>
    <style:style style:name="P30" style:parent-style-name="Sansinterligne" style:family="paragraph">
      <style:text-properties fo:language="en" fo:country="US"/>
    </style:style>
    <style:style style:name="P31" style:parent-style-name="Sansinterligne" style:family="paragraph">
      <style:text-properties fo:language="en" fo:country="US"/>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P38" style:parent-style-name="Sansinterligne" style:family="paragraph">
      <style:text-properties fo:language="en" fo:country="US"/>
    </style:style>
    <style:style style:name="P39" style:parent-style-name="Sansinterligne" style:family="paragraph">
      <style:text-properties fo:language="en" fo:country="US"/>
    </style:style>
    <style:style style:name="P40" style:parent-style-name="Sansinterligne" style:family="paragraph">
      <style:text-properties fo:language="en" fo:country="US"/>
    </style:style>
    <style:style style:name="P41" style:parent-style-name="Sansinterligne" style:family="paragraph">
      <style:text-properties fo:language="en" fo:country="US"/>
    </style:style>
    <style:style style:name="P42" style:parent-style-name="Sansinterligne" style:family="paragraph">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tandard" style:family="paragraph">
      <style:text-properties style:font-name="Calibri" style:font-name-asian="Times New Roman" fo:font-style="italic" style:font-style-asian="italic" fo:color="#0000FF" fo:font-size="13pt" style:font-size-asian="13pt" style:font-size-complex="13pt"/>
    </style:style>
    <style:style style:name="P51" style:parent-style-name="Titre1" style:family="paragraph">
      <style:text-properties style:font-name-asian="Times New Roman"/>
    </style:style>
    <style:style style:name="P52" style:parent-style-name="Standard" style:family="paragraph">
      <style:text-properties style:font-name="Calibri" style:font-name-asian="Times New Roman" fo:font-weight="bold" style:font-weight-asian="bold" fo:font-size="13pt" style:font-size-asian="13pt" style:font-size-complex="13pt"/>
    </style:style>
    <style:style style:name="P53" style:parent-style-name="Normal" style:family="paragraph">
      <style:text-properties style:font-name-asian="Times New Roman"/>
    </style:style>
    <style:style style:name="P54" style:parent-style-name="Normal" style:family="paragraph">
      <style:text-properties style:font-name-asian="Times New Roman"/>
    </style:style>
    <style:style style:name="P55" style:parent-style-name="Standard" style:family="paragraph">
      <style:text-properties style:font-name="Calibri" style:font-name-asian="Times New Roman" fo:font-size="13pt" style:font-size-asian="13pt" style:font-size-complex="13pt" fo:language="en" fo:country="US"/>
    </style:style>
    <style:style style:name="P56" style:parent-style-name="Titre2" style:family="paragraph">
      <style:text-properties style:font-name-asian="Times New Roman"/>
    </style:style>
    <style:style style:name="P57" style:parent-style-name="Standard" style:family="paragraph">
      <style:text-properties style:font-name="Calibri" style:font-name-asian="Times New Roman" fo:color="#0000FF" fo:font-size="13pt" style:font-size-asian="13pt" style:font-size-complex="13pt" fo:language="en" fo:country="US"/>
    </style:style>
    <style:style style:name="P58" style:parent-style-name="Normal" style:family="paragraph">
      <style:text-properties style:font-name-asian="Times New Roman"/>
    </style:style>
    <style:style style:name="T59" style:parent-style-name="Policepardéfaut" style:family="text">
      <style:text-properties style:font-name-asian="Times New Roman"/>
    </style:style>
    <style:style style:name="T60" style:parent-style-name="Policepardéfaut" style:family="text">
      <style:text-properties style:font-name-complex="Times New Roman" fo:font-size="10pt" style:font-size-asian="10pt"/>
    </style:style>
    <style:style style:name="T61" style:parent-style-name="Policepardéfaut" style:family="text">
      <style:text-properties style:font-name-asian="Times New Roman"/>
    </style:style>
    <style:style style:name="T62" style:parent-style-name="Policepardéfaut" style:family="text">
      <style:text-properties style:font-name-asian="Times New Roman"/>
    </style:style>
    <style:style style:name="T63" style:parent-style-name="Policepardéfaut" style:family="text">
      <style:text-properties style:font-name-asian="Times New Roman"/>
    </style:style>
    <style:style style:name="T64" style:parent-style-name="Policepardéfaut" style:family="text">
      <style:text-properties style:font-name-asian="Times New Roman"/>
    </style:style>
    <style:style style:name="T65" style:parent-style-name="Policepardéfaut" style:family="text">
      <style:text-properties style:font-name-asian="Times New Roman"/>
    </style:style>
    <style:style style:name="T66" style:parent-style-name="Policepardéfaut" style:family="text">
      <style:text-properties style:font-name-asian="Times New Roman"/>
    </style:style>
    <style:style style:name="T67" style:parent-style-name="Policepardéfaut" style:family="text">
      <style:text-properties style:font-name-asian="Times New Roman"/>
    </style:style>
    <style:style style:name="T68" style:parent-style-name="Policepardéfaut" style:family="text">
      <style:text-properties style:font-name-asian="Times New Roman"/>
    </style:style>
    <style:style style:name="T69" style:parent-style-name="Policepardéfaut" style:family="text">
      <style:text-properties style:font-name-asian="Times New Roman"/>
    </style:style>
    <style:style style:name="T70" style:parent-style-name="Policepardéfaut" style:family="text">
      <style:text-properties style:font-name-asian="Times New Roman"/>
    </style:style>
    <style:style style:name="P71" style:parent-style-name="Normal" style:family="paragraph">
      <style:text-properties style:font-name-asian="Times New Roman"/>
    </style:style>
    <style:style style:name="P72" style:parent-style-name="Normal" style:family="paragraph">
      <style:text-properties style:font-name-asian="Times New Roman"/>
    </style:style>
    <style:style style:name="P73" style:parent-style-name="Normal" style:family="paragraph">
      <style:text-properties style:font-name-asian="Times New Roman"/>
    </style:style>
    <style:style style:name="P74" style:parent-style-name="Standard" style:family="paragraph">
      <style:text-properties style:font-name="Calibri" style:font-name-asian="Times New Roman" fo:font-size="13pt" style:font-size-asian="13pt" style:font-size-complex="13pt" fo:language="en" fo:country="US"/>
    </style:style>
    <style:style style:name="P75" style:parent-style-name="Standard" style:family="paragraph">
      <style:text-properties style:font-name="Calibri" style:font-name-asian="Times New Roman" fo:font-size="13pt" style:font-size-asian="13pt" style:font-size-complex="13pt" fo:language="en" fo:country="US"/>
    </style:style>
    <style:style style:name="P76" style:parent-style-name="Titre2" style:family="paragraph">
      <style:text-properties style:font-name-asian="Times New Roman"/>
    </style:style>
    <style:style style:name="P77" style:parent-style-name="Standard" style:family="paragraph">
      <style:text-properties style:font-name="Calibri" style:font-name-asian="Times New Roman" fo:font-size="13pt" style:font-size-asian="13pt" style:font-size-complex="13pt"/>
    </style:style>
    <style:style style:name="P78" style:parent-style-name="Normal" style:family="paragraph">
      <style:text-properties style:font-name-asian="Times New Roman"/>
    </style:style>
    <style:style style:name="T79" style:parent-style-name="Policepardéfaut" style:family="text">
      <style:text-properties style:font-name-asian="Times New Roman"/>
    </style:style>
    <style:style style:name="T80" style:parent-style-name="Policepardéfaut" style:family="text">
      <style:text-properties style:font-name-asian="Times New Roman"/>
    </style:style>
    <style:style style:name="P81" style:parent-style-name="Normal" style:family="paragraph">
      <style:text-properties style:font-name-asian="Times New Roman"/>
    </style:style>
    <style:style style:name="P82" style:parent-style-name="Normal" style:family="paragraph">
      <style:text-properties style:font-name-asian="Times New Roman"/>
    </style:style>
    <style:style style:name="P83" style:parent-style-name="Normal" style:family="paragraph">
      <style:text-properties style:font-name-asian="Times New Roman"/>
    </style:style>
    <style:style style:name="P84" style:parent-style-name="Normal" style:family="paragraph">
      <style:text-properties style:font-name-asian="Times New Roman"/>
    </style:style>
    <style:style style:name="P85" style:parent-style-name="Normal" style:family="paragraph">
      <style:text-properties style:font-name-asian="Times New Roman"/>
    </style:style>
    <style:style style:name="P86" style:parent-style-name="Sansinterligne" style:family="paragraph">
      <style:text-properties fo:language="en" fo:country="GB"/>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office:automatic-styles>
  <office:body>
    <office:text text:use-soft-page-breaks="true">
      <text:h text:style-name="P1" text:outline-level="1">Tadarida-C User Manual</text:h>
      <text:h text:style-name="Titre1" text:outline-level="1">Software Installation</text:h>
      <text:p text:style-name="P2"/>
      <text:p text:style-name="Sansinterligne"><text:span text:style-name="T3">Tadarida-C is</text:span><text:span text:style-name="T4"><text:s/></text:span><text:span text:style-name="T5">a set of two scripts<text:s/></text:span><text:span text:style-name="T6">running under R environment</text:span><text:span text:style-name="T7"><text:s/>(</text:span><text:a xlink:href="https://www.r-project.org/" office:target-frame-name="_top" xlink:show="replace"><text:span text:style-name="T8">https://www.r-project.org/</text:span></text:a><text:span text:style-name="T9">)</text:span><text:span text:style-name="T10">.<text:s/></text:span><text:span text:style-name="T11">Both scripts need</text:span><text:span text:style-name="T12"><text:s/>the installation of two packages:</text:span></text:p>
      <text:p text:style-name="P13">-randomForest</text:p>
      <text:p text:style-name="P14">-data.table</text:p>
      <text:p text:style-name="P15">If you use R in command line, you can run the “init.r” script provided on the Github repository (https://github.com/YvesBas/Tadarida-C) to install those two libraries.</text:p>
      <text:p text:style-name="P16">If asked, you should prefer to install those libraries in a “personal libraries” folder.</text:p>
      <text:p text:style-name="P17"/>
      <text:p text:style-name="P18"/>
      <text:h text:style-name="Titre1" text:outline-level="1">Software<text:s/>function</text:h>
      <text:h text:style-name="Titre2" text:outline-level="2">buildClassif.r</text:h>
      <text:h text:style-name="Titre3" text:outline-level="3">Inputs:</text:h>
      <text:p text:style-name="P19">The builder<text:s/>has<text:s/>two required<text:s/>inputs<text:s/>that should be indicated by editing the first lines of the script:<text:s/></text:p>
      <text:list text:style-name="LFO8" text:continue-numbering="true">
        <text:list-item>
          <text:p text:style-name="P20">a path indicating where is the reference sound database<text:s/>(RSDB)<text:s/>built with Tadarida-L.<text:s/></text:p>
        </text:list-item>
        <text:list-item>
          <text:p text:style-name="P21">a path indicating where<text:s/>the “Modified_randomForest.R” script was locally copied</text:p>
        </text:list-item>
      </text:list>
      <text:p text:style-name="P22">Additionally, users<text:s/>can also provide a path indicating a<text:s/>“SpeciesList”<text:s/>table giving potential grouping of similar taxa, and/or a filter excluding some taxa, according to geographical occurrence for example. If no<text:s/>“SpeciesList”<text:s/>is provided, all taxa will be included in the classifier without any grouping.</text:p>
      <text:p text:style-name="P23">Format needs to follow<text:s/>this example:<text:s/></text:p>
      <text:p text:style-name="P24">https://github.com/YvesBas/Tadarida-C/blob/master/SpeciesList.csv</text:p>
      <text:p text:style-name="P25">Groupings are indicated by values given in<text:s/>“Nesp”<text:s/>column, while following columns give one or several filters. Taxa must have a “x” value in each column<text:s/>if<text:s/>they are to be selected.</text:p>
      <text:p text:style-name="P26">Finally, if one filter is to be used, line<text:s/>7<text:s/>of the script must be edited indicating the corresponding column name.<text:s/></text:p>
      <text:h text:style-name="Titre3" text:outline-level="3">Settings:</text:h>
      <text:p text:style-name="P27">Two variables are provided at the beginning of the script to balance unevenness in<text:s/>the<text:s/>number of<text:s/>detected sound events<text:s/>(DSEs)<text:s/>per species in the RSDB.</text:p>
      <text:p text:style-name="P28">They allow to mix a gradient of trees in the Random Forest (RF). First will benefit from the largest part of the RSDB (but uneven in number of DSEs<text:s/>per species), and following will be more and more even in the number of DSEs<text:s/>used per species at the cost of a smaller part of the RSDB used.</text:p>
      <text:p text:style-name="P29">“SubSamp” defines the minimum level of subsampling (=at the start of the loop). Default is 11, corresponding to a subsampling equal to 11 times the average number of DSE per species.<text:s/></text:p>
      <text:p text:style-name="P30">“GradientSamp” defines the strength of the gradient and must be negative. Default is -0.1.</text:p>
      <text:p text:style-name="P31"/>
      <text:h text:style-name="Titre3" text:outline-level="3">Outputs:</text:h>
      <text:p text:style-name="P32">The builder output is a RF classifier named “ClassifEspHF3.learner” to be used as input for the following script</text:p>
      <text:p text:style-name="P33"/>
      <text:soft-page-break/>
      <text:h text:style-name="Titre2" text:outline-level="2">TadaridaC.r</text:h>
      <text:h text:style-name="Titre3" text:outline-level="3"/>
      <text:h text:style-name="Titre3" text:outline-level="3">Inputs:</text:h>
      <text:p text:style-name="P34">This script uses<text:s/>2 inputs:</text:p>
      <text:p text:style-name="P35">- a path indicating where ClassifEspHF3.learner is stored (the classifier produced by the builder script - see above)</text:p>
      <text:p text:style-name="P36">- a path indicating a directory containing the .ta files to be classified.</text:p>
      <text:p text:style-name="P37"/>
      <text:h text:style-name="Titre3" text:outline-level="3">Outputs:</text:h>
      <text:p text:style-name="P38">For each .ta files, this script will give a .tc file containing a table. Each line corresponds<text:s/>to a part of the DSEs<text:s/>considered to be from the same species. An iterative algorithm indeed filters<text:s/>out<text:s/>DSEs<text:s/>if they have incompatible classification scores, i.e. very low scores on some DSEs<text:s/>for the species which got the best score on all DSEs. In that way,<text:s/>several<text:s/>different DSE groups can be separated, rarely more than 5.</text:p>
      <text:p text:style-name="P39">For each DSE groups, following values are given:</text:p>
      <text:p text:style-name="P40">- maximum score for each potential species</text:p>
      <text:p text:style-name="P41">- median frequency of DSEs</text:p>
      <text:p text:style-name="P42">- time of the first DSE</text:p>
      <text:p text:style-name="P43">- time of the last DSE</text:p>
      <text:p text:style-name="P44">TadaridaD/L and TadaridaC versions are also computed</text:p>
      <text:p text:style-name="P45"/>
      <text:p text:style-name="P46">Note: if the .ta file is empty (=no DSE), no .tc is produced</text:p>
      <text:p text:style-name="P47"/>
      <text:p text:style-name="P48"/>
      <text:p text:style-name="P49"/>
      <text:p text:style-name="P50"/>
      <text:h text:style-name="P51" text:outline-level="1">Tadarida-C implementation and architecture</text:h>
      <text:p text:style-name="P52"/>
      <text:p text:style-name="P53">Tadarida-C handles the classification of DSEs, based on features extracted by Tadarida-D and RSDB collected by Tadarida-L, and thus provides the final output of the Tadarida toolbox.</text:p>
      <text:p text:style-name="P54">It contains two R-script: one building a classifier (for expert users) and another implementing it (for end users, see Fig. 2). Tadarida-C has been developed in R because it allows the use and optimisation of Random Forests (RF) algorithm. Both scripts use randomForest and data.table packages. This latter package is only used through its “rbindlist” function that allows fast aggregation of large data frames.</text:p>
      <text:p text:style-name="P55"/>
      <text:h text:style-name="P56" text:outline-level="2">Building a classifier</text:h>
      <text:p text:style-name="P57"/>
      <text:p text:style-name="P58">The “buildClassif.r” script<text:s/>should be run each time user’s RSDB has been significantly improved or when there is any need for a new classifier (different species list, settings,etc). It first aggregates and merges label data (.eti files, see Tadarida-L) and features data (.ta files) from a specified RSDB (Fig. 2).</text:p>
      <text:p text:style-name="Normal"><text:span text:style-name="T59">This data frame may then be filtered on a species list (if provided) and is finally used to build a series of 50 RFs</text:span><text:span text:style-name="T60">[12]</text:span><text:span text:style-name="T61"><text:s/>containing each 10 classification trees. Authors indeed found out that combining trees with<text:s/></text:span><text:soft-page-break/><text:span text:style-name="T62">different subsampling levels better handles the trade-off between classification error rate</text:span><text:span text:style-name="T63">s</text:span><text:span text:style-name="T64"><text:s/>on common species (i.e. species with a large number of labelled DSEs in the RSDB) and error rate</text:span><text:span text:style-name="T65">s</text:span><text:span text:style-name="T66"><text:s/>on rare species. Thus, a gradient of subsampling is set so that the first trees of the series basically use most of the available DSEs in the<text:s/></text:span><text:span text:style-name="T67">RSDB</text:span><text:span text:style-name="T68">, whereas last trees use an equal number of DSEs for most species. The strength of the subsampling can be tuned through<text:s/></text:span><text:span text:style-name="T69">two</text:span><text:span text:style-name="T70"><text:s/>input settings (see Tadarida-C manual).</text:span></text:p>
      <text:p text:style-name="P71">The “site” field of the label data is also used for subsampling, each RF using 63% of available sites.<text:s/>This makes train and test independent for each tree.<text:s/>To implement this subsampling, authors have slightly modified the randomForest function so that size of sample class (sampsize) could be equal to 0.</text:p>
      <text:p text:style-name="P72">All other RF settings were kept to default. Note that authors did optimize the number of features to use at each node (mtry) and found out that default setting was optimal (i.e. square root of the total number of features).</text:p>
      <text:p text:style-name="P73">Output file is named “ClassifEspHF3.learner” to be used as input in the implementation script (Fig. 2).</text:p>
      <text:p text:style-name="P74"/>
      <text:p text:style-name="P75"/>
      <text:h text:style-name="P76" text:outline-level="2">Using<text:s/>the classifier</text:h>
      <text:p text:style-name="P77"/>
      <text:p text:style-name="P78">The “TadaridaC.r” script aims at returning to the user the list of species present on each treated .wav file, and a confidence index of each automatic identification. For that purpose, it applies previously built RF classifier (ClassifEspHF3.learner) to any list of .ta files (output from Tadarida-D or Tadarida-L, see Fig. 2).<text:s/></text:p>
      <text:p text:style-name="Normal"><text:span text:style-name="T79">With the “predict” function from randomForest R package</text:span>[13]<text:span text:style-name="T80">, it first converts features values extracted on each DSE to a matrix of class probabilities named “ProbEsp0” (i.e. the probabilities for each DSE to belong to each potential species).</text:span></text:p>
      <text:p text:style-name="P81">Most users will not be interested to an identification on such a small scale since many DSEs within a .wav file could come from the same source. Thus, the next commands aim at (1) generally summarizing the information and (2) more specifically defining how many species are present.</text:p>
      <text:p text:style-name="P82">Species list is defined following this simple and robust loop:</text:p>
      <text:p text:style-name="P83">The maximum score within the class probability matrix gives the identity of the first species automatically identified (species A)</text:p>
      <text:p text:style-name="P84">DSEs<text:s/>giving a probability lower than 0.02 for species A are considered as not being from this species and this subset goes through step 1 again. If this condition is not met for any DSE, the loop is ended.</text:p>
      <text:p text:style-name="P85">Some ancillary data is also computed for end users to get summary information about the species probably present in their recordings, where in time and frequency the identified vocalizations occur and how confident these identifications are (see outputs above)</text:p>
      <text:p text:style-name="P86"/>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language="en" fo:country="U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Sansinterligne" style:display-name="Sans interligne" style:family="paragraph">
      <style:paragraph-properties fo:margin-bottom="0in" fo:line-height="100%"/>
      <style:text-properties fo:hyphenate="false"/>
    </style:style>
    <style:style style:name="Standard" style:display-name="Standard" style:family="paragraph">
      <style:paragraph-properties style:vertical-align="baseline"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language="en" fo:country="U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rial" style:font-name-asian="Times New Roman" style:font-name-complex="Arial" fo:color="#212121" fo:font-size="11pt" style:font-size-asian="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Times New Roma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3:00Z</meta:creation-date>
    <dc:date>2016-10-10T08:54:00Z</dc:date>
    <meta:template xlink:href="Normal.dotm" xlink:type="simple"/>
    <meta:editing-cycles>4</meta:editing-cycles>
    <meta:editing-duration>PT120S</meta:editing-duration>
    <meta:document-statistic meta:page-count="3" meta:paragraph-count="19" meta:word-count="1481" meta:character-count="9613" meta:row-count="67" meta:non-whitespace-character-count="8151"/>
  </office:meta>
</office:document-meta>
</file>